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6465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border="0.06pt solid #000000"/>
      <style:text-properties fo:color="#1f1c1b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color="#000000" style:font-name="Liberation Sans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8" style:family="table-cell" style:parent-style-name="Default">
      <style:table-cell-properties fo:border="0.06pt solid #000000"/>
      <style:text-properties fo:color="#2323dc" style:font-name="Liberation Sans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9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Membership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upervisor</text:p>
          </table:table-cell>
          <table:table-cell table:style-name="ce10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bbassi</text:p>
          </table:table-cell>
          <table:table-cell table:style-name="ce3" office:value-type="string" calcext:value-type="string">
            <text:p>Mohamed el</text:p>
          </table:table-cell>
          <table:table-cell table:style-name="ce3" office:value-type="string" calcext:value-type="string">
            <text:p>Modeling of combustion</text:p>
          </table:table-cell>
          <table:table-cell table:style-name="ce11" office:value-type="string" calcext:value-type="string">
            <text:p><text:span text:style-name="T1"><text:a xlink:href="mailto:M.elAbbassi@tudelft.nl" xlink:type="simple">M.elAbbassi@tudelft.nl</text:a></text:span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Lahaye</text:p>
          </table:table-cell>
          <table:table-cell table:style-name="ce1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12" office:value-type="string" calcext:value-type="string">
            <text:p><text:a xlink:href="mailto:T.Akkaya@tudelft.nl" xlink:type="simple">T.Akkaya@tudelft.nl</text:a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van Horsen</text:p>
          </table:table-cell>
          <table:table-cell table:style-name="ce11" office:value-type="string" calcext:value-type="string">
            <text:p>Mathematical Physics</text:p>
          </table:table-cell>
          <table:table-cell table:style-name="ce22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3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g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Credit risk models</text:p>
          </table:table-cell>
          <table:table-cell office:value-type="string" calcext:value-type="string">
            <text:p><text:a xlink:href="mailto:D.Cheng@tudelft.nl" xlink:type="simple">D.Che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irillo</text:p>
          </table:table-cell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4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table:style-name="ce9"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 table:style-name="ce9"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 table:style-name="ce9"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Kuniewski </text:p>
          </table:table-cell>
          <table:table-cell office:value-type="string" calcext:value-type="string">
            <text:p>Sebastian</text:p>
          </table:table-cell>
          <table:table-cell table:style-name="ce9"/>
          <table:table-cell office:value-type="string" calcext:value-type="string">
            <text:p><text:a xlink:href="mailto:S.K.Kuniewski@tudelft.nl" xlink:type="simple">S.K.Kuniewsk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ude</text:p>
          </table:table-cell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table:style-name="ce9"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 table:style-name="ce9"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table:style-name="ce9"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 table:style-name="ce9"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table:style-name="ce9"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 table:style-name="ce9"/>
          <table:table-cell table:style-name="ce6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table:style-name="ce9"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 table:style-name="ce9"/>
          <table:table-cell table:style-name="ce15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table:style-name="ce9" office:value-type="string" calcext:value-type="string">
            <text:p>Stochastics</text:p>
          </table:table-cell>
          <table:table-cell table:style-name="ce15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 table:style-name="ce9"/>
          <table:table-cell table:style-name="ce6" office:value-type="string" calcext:value-type="string">
            <text:p><text:a xlink:href="mailto:S.Naghibzadeh@tudelft" xlink:type="simple">S.Naghibzadeh@tudelft</text:a>.nl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Nayak</text:p>
          </table:table-cell>
          <table:table-cell table:style-name="Default" office:value-type="string" calcext:value-type="string">
            <text:p>Pratik</text:p>
          </table:table-cell>
          <table:table-cell table:style-name="ce6" office:value-type="string" calcext:value-type="string">
            <text:p>Solid and Fluid Mechanics</text:p>
          </table:table-cell>
          <table:table-cell table:style-name="Default" office:value-type="string" calcext:value-type="string">
            <text:p><text:a xlink:href="mailto:P.V.Nayak@student.tudelft.nl" xlink:type="simple">P.V.Nayak@student.tudelft.nl</text:a> 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Solid and Fluid Mechanics 3M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 table:style-name="ce9"/>
          <table:table-cell table:style-name="ce15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 table:style-name="ce9"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table:style-name="ce9"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4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Circuits and System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6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3ME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ossi</text:p>
          </table:table-cell>
          <table:table-cell table:style-name="ce5" office:value-type="string" calcext:value-type="string">
            <text:p>Virginia</text:p>
          </table:table-cell>
          <table:table-cell table:style-name="ce5"/>
          <table:table-cell table:style-name="ce16" office:value-type="string" calcext:value-type="string">
            <text:p><text:a xlink:href="mailto:v.rossi@tudelft.nl" xlink:type="simple">v.rossi@tudelft.nl</text:a></text:p>
          </table:table-cell>
          <table:table-cell table:style-name="ce5" office:value-type="string" calcext:value-type="string">
            <text:p>PhD</text:p>
          </table:table-cell>
          <table:table-cell table:style-name="ce5" office:value-type="string" calcext:value-type="string">
            <text:p>Female</text:p>
          </table:table-cell>
          <table:table-cell table:style-name="ce21" office:value-type="string" calcext:value-type="string">
            <text:p>Vuik</text:p>
          </table:table-cell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4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6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TN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7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reteer</text:p>
          </table:table-cell>
          <table:table-cell table:style-name="ce8" office:value-type="string" calcext:value-type="string">
            <text:p>Baljinnyam</text:p>
          </table:table-cell>
          <table:table-cell table:style-name="ce7" office:value-type="string" calcext:value-type="string">
            <text:p>Powerweb</text:p>
          </table:table-cell>
          <table:table-cell table:style-name="ce17" office:value-type="string" calcext:value-type="string">
            <text:p><text:a xlink:href="mailto:B.Sereeter@tudelft.nl" xlink:type="simple">B.Sereet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8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8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8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style-name="ce21" table:number-columns-repeated="1016"/>
        </table:table-row>
        <table:table-row table:style-name="ro4">
          <table:table-cell table:style-name="Default" office:value-type="string" calcext:value-type="string">
            <text:p>Torun</text:p>
          </table:table-cell>
          <table:table-cell table:style-name="Default" office:value-type="string" calcext:value-type="string">
            <text:p>Berna</text:p>
          </table:table-cell>
          <table:table-cell table:style-name="Default"/>
          <table:table-cell table:style-name="Default" office:value-type="string" calcext:value-type="string">
            <text:p><text:a xlink:href="mailto:B.Torun@tudelft.nl" xlink:type="simple">B.Torun@tudelft.nl</text:a></text:p>
          </table:table-cell>
          <table:table-cell table:style-name="Default" office:value-type="string" calcext:value-type="string">
            <text:p>Senior</text:p>
          </table:table-cell>
          <table:table-cell table:style-name="Default" office:value-type="string" calcext:value-type="string">
            <text:p>Female</text:p>
          </table:table-cell>
          <table:table-cell office:value-type="string" calcext:value-type="string">
            <text:p>Vuik</text:p>
          </table:table-cell>
          <table:table-cell table:style-name="ce6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Default" office:value-type="string" calcext:value-type="string">
            <text:p>Tsen</text:p>
          </table:table-cell>
          <table:table-cell table:style-name="Default" office:value-type="string" calcext:value-type="string">
            <text:p>Jeremy, Yong Erne</text:p>
          </table:table-cell>
          <table:table-cell table:style-name="Default" office:value-type="string" calcext:value-type="string">
            <text:p>Numerical methods for simulation</text:p>
          </table:table-cell>
          <table:table-cell table:style-name="Default" office:value-type="string" calcext:value-type="string">
            <text:p><text:a xlink:href="mailto:JeremyYongErneTsen@student.tudelft.nl" xlink:type="simple">JeremyYongErneTsen@student.tudelft.nl</text:a>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4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8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8" office:value-type="string" calcext:value-type="string">
            <text:p><text:a xlink:href="mailto:X.Wei-1@tudelft.nl" xlink:type="simple">X.Wei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ijchers</text:p>
          </table:table-cell>
          <table:table-cell office:value-type="string" calcext:value-type="string">
            <text:p>Melissa</text:p>
          </table:table-cell>
          <table:table-cell/>
          <table:table-cell office:value-type="string" calcext:value-type="string">
            <text:p><text:a xlink:href="mailto:melissawijchers@gmail.com" xlink:type="simple">melissawijchers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n 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8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9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0"/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12:02:03.134989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6-01-19T14:06:43.592456302</dc:date>
    <meta:editing-duration>PT4H42M42S</meta:editing-duration>
    <meta:editing-cycles>78</meta:editing-cycles>
    <meta:generator>LibreOffice/4.3.3.2$Linux_X86_64 LibreOffice_project/430m0$Build-2</meta:generator>
    <meta:print-date>2014-07-20T12:47:47</meta:print-date>
    <meta:document-statistic meta:table-count="3" meta:cell-count="517" meta:object-count="0"/>
  </office:meta>
</office:document-meta>
</file>